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15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3.84pt"/>
    </style:style>
    <style:style style:name="co13" style:family="table-column">
      <style:table-column-properties fo:break-before="auto" style:column-width="22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ntennar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ennaria rosea subsp. rosea</text:p>
          </table:table-cell>
          <table:table-cell/>
          <table:table-cell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same authors)&quot;" office:value-type="string" office:string-value="Test for duplicate infraspecies SYN-SYN (diff parent, same authors)" calcext:value-type="string">
            <text:p>Test for duplicate infraspecies SYN-SYN (diff parent, same authors)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3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13:45.331850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13:56.288528084</dc:date>
    <meta:editing-duration>PT24M32S</meta:editing-duration>
    <meta:editing-cycles>6</meta:editing-cycles>
    <meta:generator>LibreOffice/6.0.7.3$Linux_X86_64 LibreOffice_project/00m0$Build-3</meta:generator>
    <meta:document-statistic meta:table-count="9" meta:cell-count="132" meta:object-count="0"/>
  </office:meta>
</office:document-meta>
</file>